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9ae52" officeooo:paragraph-rsid="0019ae52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officeooo:rsid="001134a5" officeooo:paragraph-rsid="001134a5"/>
    </style:style>
    <style:style style:name="P11" style:family="paragraph" style:parent-style-name="Standard">
      <style:text-properties fo:font-weight="normal" officeooo:rsid="001134a5" officeooo:paragraph-rsid="001134a5" style:font-weight-asian="normal" style:font-weight-complex="normal"/>
    </style:style>
    <style:style style:name="P12" style:family="paragraph" style:parent-style-name="Standard">
      <style:text-properties officeooo:rsid="0011be00" officeooo:paragraph-rsid="0011be00"/>
    </style:style>
    <style:style style:name="P13" style:family="paragraph" style:parent-style-name="Standard">
      <style:text-properties officeooo:rsid="00156edf" officeooo:paragraph-rsid="00156edf"/>
    </style:style>
    <style:style style:name="P14" style:family="paragraph" style:parent-style-name="Standard">
      <style:text-properties officeooo:rsid="001388d8" officeooo:paragraph-rsid="001388d8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0" style:family="paragraph" style:parent-style-name="Heading_20_1">
      <style:paragraph-properties fo:break-before="page"/>
      <style:text-properties officeooo:rsid="000fc6a8" officeooo:paragraph-rsid="000fc6a8"/>
    </style:style>
    <style:style style:name="P21" style:family="paragraph" style:parent-style-name="Heading_20_1">
      <style:paragraph-properties fo:break-before="page"/>
      <style:text-properties officeooo:rsid="001388d8" officeooo:paragraph-rsid="001388d8"/>
    </style:style>
    <style:style style:name="P22" style:family="paragraph" style:parent-style-name="Heading_20_1">
      <style:paragraph-properties fo:break-before="page"/>
      <style:text-properties officeooo:rsid="00156edf" officeooo:paragraph-rsid="00156edf"/>
    </style:style>
    <style:style style:name="P23" style:family="paragraph" style:parent-style-name="Heading_20_1">
      <style:text-properties officeooo:rsid="001134a5" officeooo:paragraph-rsid="001134a5"/>
    </style:style>
    <style:style style:name="P24" style:family="paragraph" style:parent-style-name="Heading_20_1">
      <style:text-properties officeooo:rsid="0011be00" officeooo:paragraph-rsid="0011be00"/>
    </style:style>
    <style:style style:name="P25" style:family="paragraph" style:parent-style-name="Heading_20_1">
      <style:text-properties officeooo:rsid="001388d8" officeooo:paragraph-rsid="001388d8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weight="normal" officeooo:rsid="001eb38e" officeooo:paragraph-rsid="001eb38e" style:font-weight-asian="normal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 style:list-style-name="L1">
      <style:text-properties fo:font-weight="bold" officeooo:rsid="0011be00" officeooo:paragraph-rsid="0011be00" style:font-weight-asian="bold" style:font-weight-complex="bold"/>
    </style:style>
    <style:style style:name="P32" style:family="paragraph" style:parent-style-name="Standard" style:list-style-name="L1">
      <style:text-properties fo:font-weight="bold" officeooo:rsid="0011be00" officeooo:paragraph-rsid="001eb38e" style:font-weight-asian="bold" style:font-weight-complex="bold"/>
    </style:style>
    <style:style style:name="P33" style:family="paragraph" style:parent-style-name="Standard" style:list-style-name="L1">
      <style:text-properties fo:font-weight="bold" officeooo:rsid="001eb38e" officeooo:paragraph-rsid="001eb38e" style:font-weight-asian="bold" style:font-weight-complex="bold"/>
    </style:style>
    <style:style style:name="P34" style:family="paragraph" style:parent-style-name="List_20_Paragraph" style:list-style-name="L1">
      <style:text-properties fo:font-weight="bold" officeooo:rsid="001eb38e" officeooo:paragraph-rsid="001eb38e" style:font-weight-asian="bold" style:font-weight-complex="bold"/>
    </style:style>
    <style:style style:name="P35" style:family="paragraph" style:parent-style-name="List_20_Paragraph" style:list-style-name="L2">
      <style:text-properties officeooo:paragraph-rsid="002045f2"/>
    </style:style>
    <style:style style:name="P36" style:family="paragraph" style:parent-style-name="List_20_Paragraph" style:list-style-name="L2">
      <style:text-properties officeooo:paragraph-rsid="001ffd19"/>
    </style:style>
    <style:style style:name="P37" style:family="paragraph" style:parent-style-name="List_20_Paragraph" style:list-style-name="L2">
      <style:text-properties officeooo:rsid="002045f2" officeooo:paragraph-rsid="002045f2"/>
    </style:style>
    <style:style style:name="P38" style:family="paragraph" style:parent-style-name="List_20_Paragraph" style:list-style-name="L2">
      <style:text-properties fo:font-weight="normal" officeooo:rsid="001388d8" officeooo:paragraph-rsid="001ffd19" style:font-weight-asian="normal" style:font-weight-complex="normal"/>
    </style:style>
    <style:style style:name="P39" style:family="paragraph" style:parent-style-name="Preformatted_20_Text">
      <style:text-properties officeooo:rsid="001388d8" officeooo:paragraph-rsid="001388d8"/>
    </style:style>
    <style:style style:name="P40" style:family="paragraph" style:parent-style-name="Preformatted_20_Text">
      <style:text-properties fo:color="#008000" fo:font-weight="bold" officeooo:rsid="001388d8" officeooo:paragraph-rsid="001388d8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9ae52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26dd11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26dd11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3d4f" style:font-weight-asian="normal" style:font-weight-complex="normal"/>
    </style:style>
    <style:style style:name="T14" style:family="text">
      <style:text-properties fo:font-weight="normal" officeooo:rsid="001d1c0e" style:font-weight-asian="normal" style:font-weight-complex="normal"/>
    </style:style>
    <style:style style:name="T15" style:family="text">
      <style:text-properties fo:font-weight="normal" officeooo:rsid="001d5bc4" style:font-weight-asian="normal" style:font-weight-complex="normal"/>
    </style:style>
    <style:style style:name="T16" style:family="text">
      <style:text-properties fo:font-weight="normal" officeooo:rsid="001eb38e" style:font-weight-asian="normal" style:font-weight-complex="normal"/>
    </style:style>
    <style:style style:name="T17" style:family="text">
      <style:text-properties fo:font-weight="normal" officeooo:rsid="002735a7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1c0e" style:font-weight-asian="bold" style:font-weight-complex="bold"/>
    </style:style>
    <style:style style:name="T21" style:family="text">
      <style:text-properties officeooo:rsid="0011be00"/>
    </style:style>
    <style:style style:name="T22" style:family="text">
      <style:text-properties fo:color="#808000"/>
    </style:style>
    <style:style style:name="T23" style:family="text">
      <style:text-properties fo:color="#808000" fo:font-weight="bold"/>
    </style:style>
    <style:style style:name="T24" style:family="text">
      <style:text-properties fo:color="#008000" fo:font-weight="bold"/>
    </style:style>
    <style:style style:name="T25" style:family="text">
      <style:text-properties fo:color="#008000" fo:font-weight="bold" style:font-weight-asian="normal" style:font-weight-complex="normal"/>
    </style:style>
    <style:style style:name="T26" style:family="text">
      <style:text-properties fo:color="#008000" style:font-name="DejaVu Sans Mono" fo:font-weight="bold"/>
    </style:style>
    <style:style style:name="T27" style:family="text">
      <style:text-properties fo:color="#000080" fo:font-weight="bold"/>
    </style:style>
    <style:style style:name="T28" style:family="text">
      <style:text-properties fo:color="#000080" style:font-name="DejaVu Sans Mono" fo:font-weight="bold"/>
    </style:style>
    <style:style style:name="T29" style:family="text">
      <style:text-properties fo:color="#371f80" style:font-name="DejaVu Sans Mono"/>
    </style:style>
    <style:style style:name="T30" style:family="text">
      <style:text-properties style:font-name="DejaVu Sans Mono"/>
    </style:style>
    <style:style style:name="T31" style:family="text">
      <style:text-properties fo:color="#0000ff"/>
    </style:style>
    <style:style style:name="T32" style:family="text">
      <style:text-properties fo:color="#0000ff" style:font-name="DejaVu Sans Mono"/>
    </style:style>
    <style:style style:name="T33" style:family="text">
      <style:text-properties fo:color="#1f542e" style:font-name="DejaVu Sans Mono" fo:font-weight="bold"/>
    </style:style>
    <style:style style:name="T34" style:family="text">
      <style:text-properties fo:color="#1f542e" fo:font-weight="bold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" fo:font-style="italic"/>
    </style:style>
    <style:style style:name="T37" style:family="text">
      <style:text-properties officeooo:rsid="001b3d4f"/>
    </style:style>
    <style:style style:name="T38" style:family="text">
      <style:text-properties officeooo:rsid="001d1c0e"/>
    </style:style>
    <style:style style:name="T39" style:family="text">
      <style:text-properties officeooo:rsid="001d5bc4"/>
    </style:style>
    <style:style style:name="T40" style:family="text">
      <style:text-properties officeooo:rsid="001eb38e"/>
    </style:style>
    <style:style style:name="T41" style:family="text">
      <style:text-properties officeooo:rsid="002045f2"/>
    </style:style>
    <style:style style:name="T42" style:family="text">
      <style:text-properties officeooo:rsid="0023f8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Авиационный Институт</text:p>
      <text:p text:style-name="P6">(Национальный Исследовательский Университет)</text:p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4</text:span><text:span text:style-name="T1"> по курсу</text:span><text:span text:style-name="T3"> </text:span></text:p>
      <text:p text:style-name="P7">«Операционные системы»</text:p>
      <text:p text:style-name="P4"/>
      <text:p text:style-name="P5">Основы взаимодействия с операционными системами</text:p>
      <text:p text:style-name="P2"/>
      <text:p text:style-name="P3"/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5">Студент: </text:span><text:span text:style-name="T6">Кудинов</text:span><text:span text:style-name="T10"> </text:span><text:span text:style-name="T11">Сергей</text:span><text:span text:style-name="T10"> </text:span><text:span text:style-name="T11">Владимирович</text:span></text:p>
      <text:p text:style-name="P19"><text:span text:style-name="T5">Группа: М80 – 20</text:span><text:span text:style-name="T7">6</text:span><text:span text:style-name="T5">Б-18</text:span></text:p>
      <text:p text:style-name="P19"><text:span text:style-name="T5">Вариант: </text:span><text:span text:style-name="T8">15</text:span></text:p>
      <text:p text:style-name="P15">Преподаватель: Соколов Андрей <text:s/>Алексеевич</text:p>
      <text:p text:style-name="P15">Оценка: ___________</text:p>
      <text:p text:style-name="P15">Дата: ___________</text:p>
      <text:p text:style-name="P17"><text:span text:style-name="T9">Подпись</text:span><text:span text:style-name="T5">: ___________</text:span></text:p>
      <text:p text:style-name="P16"/>
      <text:p text:style-name="P16"/>
      <text:p text:style-name="P16">Москва, 2019</text:p>
      <text:h text:style-name="P20" text:outline-level="1">Постановка задачи</text:h>
      <text:p text:style-name="P8">Составить и <text:span text:style-name="T37">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, события или через отображаемые файлы</text:span></text:p>
      <text:p text:style-name="P8"><text:span text:style-name="T19">Вариант задания:</text:span><text:span text:style-name="T12"> </text:span><text:span text:style-name="T17">6</text:span><text:span text:style-name="T12">. </text:span><text:span text:style-name="T13">На вход программе подается команда интерпретатора команд. Программа должна произвести вывод команды заменяя знаки табуляции и space на знаки «___» и «_» соответственно.</text:span></text:p>
      <text:h text:style-name="P23" text:outline-level="1">Общие сведения о программе</text:h>
      <text:p text:style-name="P10">Программа состоит из <text:span text:style-name="T38">одного файла </text:span><text:span text:style-name="T20">main.c</text:span></text:p>
      <text:p text:style-name="P11">В программе используются заголов<text:span text:style-name="T21">о</text:span>чные файлы <text:span text:style-name="T21">stdlib.h, string.h, stdio.h, <text:s text:c="3"/>sys/mman.h, unistd.h, fcntl.h, semaphore.h, wait.h, sys/stat.h, stdbool.h.</text:span></text:p>
      <text:p text:style-name="P12">Используются следующие системные вызовы</text:p>
      <text:list xml:id="list1177297418" text:style-name="L1">
        <text:list-item>
          <text:p text:style-name="P31"><text:span text:style-name="T38">mkstemp</text:span><text:span text:style-name="T12"> — </text:span><text:span text:style-name="T14">создает временный файл</text:span><text:span text:style-name="T12">.</text:span></text:p>
        </text:list-item>
        <text:list-item>
          <text:p text:style-name="P31"><text:span text:style-name="T39">mmap</text:span> —<text:span text:style-name="T12"> </text:span><text:span text:style-name="T14">позволяет выполнить отображение файла или устройства в память</text:span><text:span text:style-name="T12">.</text:span></text:p>
        </text:list-item>
        <text:list-item>
          <text:p text:style-name="P32"><text:span text:style-name="T40">fork</text:span> —<text:span text:style-name="T12"> </text:span><text:span text:style-name="T16">создает дочерний процесс.</text:span></text:p>
        </text:list-item>
        <text:list-item>
          <text:p text:style-name="P33">wait<text:span text:style-name="T12"> — дожидается завершения дочернего процесса.</text:span></text:p>
        </text:list-item>
        <text:list-item>
          <text:p text:style-name="P31"><text:span text:style-name="T39">sem_open</text:span> —<text:span text:style-name="T12"> </text:span><text:span text:style-name="T15">инициализирует и открывает именованный семафор</text:span><text:span text:style-name="T12">.</text:span></text:p>
        </text:list-item>
        <text:list-item>
          <text:p text:style-name="P32"><text:span text:style-name="T39">sem_unlink —</text:span><text:span text:style-name="T15"> удаляет именованный семафор.</text:span></text:p>
        </text:list-item>
        <text:list-item>
          <text:p text:style-name="P33">sem_post —<text:span text:style-name="T12"> разблокирует семафор, инкрементируя значение, ассоциированное с ним.</text:span></text:p>
        </text:list-item>
        <text:list-item>
          <text:p text:style-name="P33">sem_wait<text:span text:style-name="T12"> — декрементирует значение, ассоциированное с семафором, при этом блокируя его, если это значение равно 0.</text:span></text:p>
        </text:list-item>
        <text:list-item>
          <text:p text:style-name="P33">sem_close<text:span text:style-name="T12"> — закрывает именованный семафор.</text:span></text:p>
        </text:list-item>
        <text:list-item>
          <text:p text:style-name="P34">read <text:span text:style-name="T12">– для чтения данных из входного потока.</text:span></text:p>
        </text:list-item>
        <text:list-item>
          <text:p text:style-name="P34">write <text:span text:style-name="T12">– для записи данных в файл или выходной поток.</text:span></text:p>
        </text:list-item>
      </text:list>
      <text:p text:style-name="P29"/>
      <text:p text:style-name="P29"/>
      <text:h text:style-name="P24" text:outline-level="1">Общий метод и алгоритм решения</text:h>
      <text:list xml:id="list3053725620" text:style-name="L2">
        <text:list-item>
          <text:p text:style-name="P37">Произвести проверки корректности входных данных.</text:p>
        </text:list-item>
        <text:list-item>
          <text:p text:style-name="P37"><text:soft-page-break/>Создать временный файл для последующего маппинга, заполнить его нужным количеством нулевых символов, произвести маппинг.</text:p>
        </text:list-item>
        <text:list-item>
          <text:p text:style-name="P37">Создать два семафора, для синхронизации работы с файлом, отображенным в память.</text:p>
        </text:list-item>
        <text:list-item>
          <text:p text:style-name="P37"><text:span text:style-name="T12">Записать в отображенный фал имя файла для вывода, переданное программе в качестве аргумента. Создать дочерний процесс с помощью </text:span><text:span text:style-name="T19">fork</text:span><text:span text:style-name="T12">.</text:span></text:p>
        </text:list-item>
        <text:list-item>
          <text:p text:style-name="P35">Из родительского процесса: Считать все символы, переданные во входной поток <text:span text:style-name="T41">и записать их в отображенный файл, для того, чтобы дочерний процесс мог получить к ним доступ</text:span>. Считывается по 100 символов за раз, а так как <text:span text:style-name="T18">read </text:span>возвращает количество считанных символов, то когда символы во входном потоке закончатся, будет нетрудно это понять.</text:p>
        </text:list-item>
        <text:list-item>
          <text:p text:style-name="P36">Из дочернего процесса: <text:span text:style-name="T41">считать из отображенного в память файла имя того файла, в который надо записать выходные данные, открыть его</text:span> с помощью <text:span text:style-name="T18">open</text:span>(при неудаче завершиться с кодом выхода 1). Далее, <text:span text:style-name="T41">каждый раз, когда в отображенный файл записываются очередные 100 символов, обрабатывать их функцией</text:span> <text:span text:style-name="T18">parse_string</text:span><text:span text:style-name="T12">.</text:span> Далее полученная строка(без лишних пробелов) записывается в выходной файл с помощью функции <text:span text:style-name="T18">write</text:span>. Когда символы, переданные из родительского процесса закончатся, дочерний процесс закроет файл с помощью функции <text:span text:style-name="T18">close</text:span> и завершится с кодом выхода 0.</text:p>
        </text:list-item>
        <text:list-item>
          <text:p text:style-name="P38">После передачи символов входного потока в дочерний процесс, родительский процесс ожидает его завершения посредством функции <text:span text:style-name="T18">wait</text:span>.</text:p>
        </text:list-item>
      </text:list>
      <text:h text:style-name="P25" text:outline-level="1"/>
      <text:h text:style-name="P21" text:outline-level="1">Код программы</text:h>
      <text:p text:style-name="P9">main.c: </text:p>
      <text:p text:style-name="P40">#include &lt;stdlib.h&gt;</text:p>
      <text:p text:style-name="P40">#include &lt;string.h&gt;</text:p>
      <text:p text:style-name="P40">#include &lt;stdio.h&gt;</text:p>
      <text:p text:style-name="P40">#include &lt;sys/mman.h&gt;</text:p>
      <text:p text:style-name="P40">#include &lt;unistd.h&gt;</text:p>
      <text:p text:style-name="P40">#include &lt;fcntl.h&gt;</text:p>
      <text:p text:style-name="P40">#include &lt;semaphore.h&gt;</text:p>
      <text:p text:style-name="P40">#include &lt;wait.h&gt;</text:p>
      <text:p text:style-name="P40">#include &lt;sys/stat.h&gt;</text:p>
      <text:p text:style-name="P40">#include &lt;stdbool.h&gt;</text:p>
      <text:p text:style-name="P40"/>
      <text:p text:style-name="P40">#define BUFFER_SIZE 100</text:p>
      <text:p text:style-name="P40"/>
      <text:p text:style-name="P40">int delete_tabs(char* new_str,char* text) {</text:p>
      <text:p text:style-name="P40"><text:s text:c="4"/>int j = 0;</text:p>
      <text:p text:style-name="P40"><text:s text:c="4"/>int size = 0;</text:p>
      <text:p text:style-name="P40"><text:s text:c="4"/>for (int i = 0; i&lt;=strlen(text); ++i) {</text:p>
      <text:p text:style-name="P40"><text:s text:c="8"/>if (text[i]=='\t') {</text:p>
      <text:p text:style-name="P40"><text:s text:c="12"/>for (int k = 0; k&lt;3; ++k) {</text:p>
      <text:p text:style-name="P40"><text:s text:c="16"/>new_str[j]=' ';</text:p>
      <text:p text:style-name="P40"><text:s text:c="17"/>size++;</text:p>
      <text:p text:style-name="P40"><text:s text:c="16"/>++j;</text:p>
      <text:p text:style-name="P40"><text:s text:c="12"/>}</text:p>
      <text:p text:style-name="P40"><text:s text:c="8"/>} else {</text:p>
      <text:p text:style-name="P40"><text:s text:c="8"/>size++;</text:p>
      <text:p text:style-name="P40"><text:s text:c="12"/>new_str[j]=text[i];</text:p>
      <text:p text:style-name="P40"><text:s text:c="12"/>++j;</text:p>
      <text:p text:style-name="P40"><text:s text:c="8"/>}</text:p>
      <text:p text:style-name="P40"><text:s text:c="4"/>}</text:p>
      <text:p text:style-name="P40"/>
      <text:p text:style-name="P40"><text:s text:c="4"/>return size;</text:p>
      <text:p text:style-name="P40">}</text:p>
      <text:p text:style-name="P40"/>
      <text:p text:style-name="P40">void throw_error(const char* error) {</text:p>
      <text:p text:style-name="P40"><text:s text:c="4"/>printf("%s\n", error);</text:p>
      <text:p text:style-name="P40"><text:s text:c="4"/>exit(1);</text:p>
      <text:p text:style-name="P40">}</text:p>
      <text:p text:style-name="P40"/>
      <text:p text:style-name="P40"/>
      <text:p text:style-name="P40">int main(int argc, char** argv) {</text:p>
      <text:p text:style-name="P40"/>
      <text:p text:style-name="P40"/>
      <text:p text:style-name="P40"/>
      <text:p text:style-name="P40"><text:s text:c="4"/>//создание временного файла для маппинга</text:p>
      <text:p text:style-name="P40"><text:s text:c="4"/>char* tmp_name = strdup("/tmp/tmp_file.XXXXXX");</text:p>
      <text:p text:style-name="P40"><text:s text:c="4"/>int tmp_fd = mkstemp(tmp_name);</text:p>
      <text:p text:style-name="P40"><text:s text:c="4"/>if (tmp_fd == -1) {</text:p>
      <text:p text:style-name="P40"><text:s text:c="8"/>throw_error("Cannot create temp file to map");</text:p>
      <text:p text:style-name="P40"><text:s text:c="4"/>}</text:p>
      <text:p text:style-name="P40"><text:s text:c="4"/>free(tmp_name);</text:p>
      <text:p text:style-name="P40"><text:s text:c="4"/>int file_size = BUFFER_SIZE + 1;</text:p>
      <text:p text:style-name="P40"><text:s text:c="4"/>char file_filler[file_size];</text:p>
      <text:p text:style-name="P40"><text:s text:c="4"/>for (int i = 0; i &lt; file_size; ++i) {</text:p>
      <text:p text:style-name="P40"><text:s text:c="8"/>file_filler[i] = '\0';</text:p>
      <text:p text:style-name="P40"><text:soft-page-break/><text:s text:c="4"/>}</text:p>
      <text:p text:style-name="P40"><text:s text:c="4"/>write(tmp_fd, file_filler, file_size);</text:p>
      <text:p text:style-name="P40"/>
      <text:p text:style-name="P40"><text:s text:c="4"/>//маппинг файла</text:p>
      <text:p text:style-name="P40"><text:s text:c="5"/>char* map = ( char*)mmap(NULL, file_size, PROT_WRITE | PROT_READ, MAP_SHARED, tmp_fd, 0);</text:p>
      <text:p text:style-name="P40"><text:s text:c="4"/>if (map == NULL) {</text:p>
      <text:p text:style-name="P40"><text:s text:c="8"/>throw_error("Cant map file");</text:p>
      <text:p text:style-name="P40"><text:s text:c="4"/>}</text:p>
      <text:p text:style-name="P40"/>
      <text:p text:style-name="P40"><text:s text:c="4"/>//создание семафоров для синхронизации работы</text:p>
      <text:p text:style-name="P40"><text:s text:c="4"/>const char* in_sem_name = "/input_semaphor";</text:p>
      <text:p text:style-name="P40"><text:s text:c="4"/>const char* out_sem_name = "/output_semaphor";</text:p>
      <text:p text:style-name="P40"><text:s text:c="4"/>sem_unlink(in_sem_name);</text:p>
      <text:p text:style-name="P40"><text:s text:c="4"/>sem_unlink(out_sem_name);</text:p>
      <text:p text:style-name="P40"><text:s text:c="4"/>sem_t* in_sem = sem_open(in_sem_name, O_CREAT, 777, 0);</text:p>
      <text:p text:style-name="P40"><text:s text:c="4"/>sem_t* out_sem = sem_open(out_sem_name, O_CREAT, 777, 0);</text:p>
      <text:p text:style-name="P40"><text:s text:c="4"/>if (in_sem == SEM_FAILED || out_sem == SEM_FAILED) {</text:p>
      <text:p text:style-name="P40"><text:s text:c="8"/>throw_error("Cannot create semaphor");</text:p>
      <text:p text:style-name="P40"><text:s text:c="4"/>}</text:p>
      <text:p text:style-name="P40"/>
      <text:p text:style-name="P40"/>
      <text:p text:style-name="P40"><text:s text:c="4"/>int pid = fork();</text:p>
      <text:p text:style-name="P40"><text:s text:c="4"/>if (pid == -1) {</text:p>
      <text:p text:style-name="P40"><text:s text:c="8"/>throw_error("Fork failure");</text:p>
      <text:p text:style-name="P40"><text:s text:c="4"/>} else if (pid == 0) { //child</text:p>
      <text:p text:style-name="P40"><text:s text:c="8"/></text:p>
      <text:p text:style-name="P40"><text:s text:c="7"/>char new_str[100];</text:p>
      <text:p text:style-name="P40"><text:s text:c="8"/></text:p>
      <text:p text:style-name="P40"><text:s text:c="8"/></text:p>
      <text:p text:style-name="P40"><text:s text:c="8"/>bool space = false;</text:p>
      <text:p text:style-name="P40"><text:s text:c="8"/>sem_post(out_sem);</text:p>
      <text:p text:style-name="P40"><text:s text:c="8"/>while (true) {</text:p>
      <text:p text:style-name="P40"><text:s text:c="12"/>sem_wait(in_sem);</text:p>
      <text:p text:style-name="P40"><text:s text:c="12"/>int new_size = delete_tabs(new_str, map);</text:p>
      <text:p text:style-name="P40"><text:s text:c="12"/>for (int i = 0; i&lt;strlen(new_str); ++i) {</text:p>
      <text:p text:style-name="P40"><text:s text:c="12"/>if (new_str[i]==' ') {</text:p>
      <text:p text:style-name="P40"><text:s text:c="15"/>new_str[i]='_';</text:p>
      <text:p text:style-name="P40"><text:s text:c="12"/>}</text:p>
      <text:p text:style-name="P40"><text:s text:c="12"/>} <text:s text:c="2"/></text:p>
      <text:p text:style-name="P40"><text:s text:c="12"/>write(STDOUT_FILENO, new_str, new_size);</text:p>
      <text:p text:style-name="P40"><text:s text:c="12"/>if (map[BUFFER_SIZE] &lt; BUFFER_SIZE){</text:p>
      <text:p text:style-name="P40"><text:s text:c="16"/>sem_post(out_sem);</text:p>
      <text:p text:style-name="P40"><text:s text:c="16"/>break;</text:p>
      <text:p text:style-name="P40"><text:s text:c="12"/>}</text:p>
      <text:p text:style-name="P40"><text:s text:c="12"/>sem_post(out_sem);</text:p>
      <text:p text:style-name="P40"><text:s text:c="8"/>}</text:p>
      <text:p text:style-name="P40"><text:s text:c="8"/>exit(0);</text:p>
      <text:p text:style-name="P40"/>
      <text:p text:style-name="P40"><text:s text:c="4"/>} else { //parent</text:p>
      <text:p text:style-name="P40"><text:s text:c="8"/>sem_wait(out_sem);</text:p>
      <text:p text:style-name="P40"><text:s text:c="8"/>if (map[BUFFER_SIZE] != 101) {</text:p>
      <text:p text:style-name="P40"><text:s text:c="12"/>int read_count = read(STDIN_FILENO, map, BUFFER_SIZE);</text:p>
      <text:p text:style-name="P40"><text:s text:c="12"/>map[BUFFER_SIZE] = read_count;</text:p>
      <text:p text:style-name="P40"><text:s text:c="12"/>sem_post(in_sem);</text:p>
      <text:p text:style-name="P40"><text:s text:c="12"/>while (read_count == BUFFER_SIZE) {</text:p>
      <text:p text:style-name="P40"><text:s text:c="16"/>sem_wait(out_sem);</text:p>
      <text:p text:style-name="P40"><text:s text:c="16"/>read_count = read(STDIN_FILENO, map, BUFFER_SIZE);</text:p>
      <text:p text:style-name="P40"><text:s text:c="16"/>map[BUFFER_SIZE] = read_count;</text:p>
      <text:p text:style-name="P40"><text:soft-page-break/><text:s text:c="16"/>sem_post(in_sem);</text:p>
      <text:p text:style-name="P40"><text:s text:c="12"/>}</text:p>
      <text:p text:style-name="P40"><text:s text:c="12"/>int stat_lock;</text:p>
      <text:p text:style-name="P40"><text:s text:c="12"/>wait(&amp;stat_lock);</text:p>
      <text:p text:style-name="P40"><text:s text:c="12"/>if (stat_lock != 0) {</text:p>
      <text:p text:style-name="P40"><text:s text:c="16"/>printf("%s\n", "Child failure");</text:p>
      <text:p text:style-name="P40"><text:s text:c="12"/>}</text:p>
      <text:p text:style-name="P40"><text:s text:c="8"/>} else {</text:p>
      <text:p text:style-name="P40"><text:s text:c="12"/>int stat_lock;</text:p>
      <text:p text:style-name="P40"><text:s text:c="12"/>wait(&amp;stat_lock);</text:p>
      <text:p text:style-name="P40"><text:s text:c="12"/>if (stat_lock != 0) {</text:p>
      <text:p text:style-name="P40"><text:s text:c="16"/>printf("%s\n", "Child failure");</text:p>
      <text:p text:style-name="P40"><text:s text:c="12"/>}</text:p>
      <text:p text:style-name="P40"><text:s text:c="8"/>}</text:p>
      <text:p text:style-name="P40"><text:s text:c="8"/>sem_close(in_sem);</text:p>
      <text:p text:style-name="P40"><text:s text:c="8"/>sem_close(out_sem);</text:p>
      <text:p text:style-name="P40"><text:s text:c="4"/>}</text:p>
      <text:p text:style-name="P40"/>
      <text:p text:style-name="P39"><text:span text:style-name="T25">}</text:span></text:p>
      <text:p text:style-name="P14">i</text:p>
      <text:h text:style-name="P22" text:outline-level="1">Вывод</text:h>
      <text:p text:style-name="P13">В результате данной лабораторной работы мной <text:span text:style-name="T42">был изучен механизм отображения файлов в виртуальное адресное пространство. Так же я научился синхронизировать работу процессов, используя семафоры. </text:span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27T11:06:56.265278984</dc:date>
    <meta:editing-cycles>58</meta:editing-cycles>
    <meta:editing-duration>PT3H29M</meta:editing-duration>
    <meta:generator>LibreOffice/6.0.7.3$Linux_X86_64 LibreOffice_project/00m0$Build-3</meta:generator>
    <meta:document-statistic meta:table-count="0" meta:image-count="0" meta:object-count="0" meta:page-count="7" meta:paragraph-count="162" meta:word-count="811" meta:character-count="6859" meta:non-whitespace-character-count="5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